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5" table:number-rows-spanned="1">
            <text:p>NAVBAR (ONGLETS ACTU &amp; BOOK) + AUTRES ?</text:p>
          </table:table-cell>
          <table:covered-table-cell table:number-columns-repeated="4"/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5" table:number-rows-spanned="1">
            <text:p>AU CLIQUE DE L’UTILISATEUR : PAGE ACTU OU BOOK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AGE ACTU</text:p>
          </table:table-cell>
          <table:table-cell table:number-columns-repeated="5"/>
          <table:table-cell office:value-type="string" calcext:value-type="string">
            <text:p>PAGE BOOK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 table:number-columns-spanned="5" table:number-rows-spanned="7">
            <text:p>ARITCLES DE PRESSE, PRESENTATION SIMPLON</text:p>
          </table:table-cell>
          <table:covered-table-cell table:number-columns-repeated="4"/>
          <table:table-cell/>
          <table:table-cell office:value-type="string" calcext:value-type="string" table:number-columns-spanned="5" table:number-rows-spanned="7">
            <text:p>membre de la promo + l’équipe de simplon bsm</text:p>
          </table:table-cell>
          <table:covered-table-cell table:number-columns-repeated="4"/>
        </table:table-row>
        <table:table-row table:style-name="ro1">
          <table:table-cell/>
          <table:covered-table-cell table:number-columns-repeated="5"/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  <table:table-cell/>
          <table:covered-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 table:number-columns-spanned="5" table:number-rows-spanned="2">
            <text:p>AUTRES !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4"/>
          <table:covered-table-cell table:number-columns-repeated="5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5" table:number-rows-spanned="1">
            <text:p>FOOTER</text:p>
          </table:table-cell>
          <table:covered-table-cell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0:40:47.745821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0:12:12.076020469</meta:creation-date>
    <dc:date>2017-03-16T11:10:36.619660455</dc:date>
    <meta:editing-duration>PT22M12S</meta:editing-duration>
    <meta:editing-cycles>4</meta:editing-cycles>
    <meta:generator>LibreOffice/5.1.6.2$Linux_X86_64 LibreOffice_project/10m0$Build-2</meta:generator>
    <meta:document-statistic meta:table-count="1" meta:cell-count="8" meta:object-count="0"/>
  </office:meta>
</office:document-meta>
</file>